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E00000271835B961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um_20_kitöltés_20_és_20_vonal_20_nélkül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cm" svg:stroke-color="#333333" draw:marker-start-width="0.32cm" draw:marker-end-width="0.32cm" draw:fill="solid" draw:fill-color="#cccccc" draw:textarea-horizontal-align="justify" draw:textarea-vertical-align="middle" draw:auto-grow-height="fals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cm" svg:stroke-color="#dddddd" draw:marker-start-width="0.32cm" draw:marker-end="Arrow" draw:marker-end-width="0.42cm" draw:fill="none" draw:fill-color="#ff00cc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language="en" fo:country="US" style:font-size-asian="22pt" style:font-size-complex="2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frame draw:style-name="gr1" draw:text-style-name="P1" draw:layer="layout" svg:width="19.589cm" svg:height="14.75cm" svg:x="0cm" svg:y="0cm">
          <draw:image xlink:href="Pictures/100000000000033E00000271835B9617.png" xlink:type="simple" xlink:show="embed" xlink:actuate="onLoad">
            <text:p/>
          </draw:image>
        </draw:frame>
        <draw:custom-shape draw:style-name="gr2" draw:text-style-name="P2" draw:layer="layout" svg:width="5.1cm" svg:height="1.1cm" svg:x="10.8cm" svg:y="6.9cm">
          <text:p text:style-name="P2"><text:span text:style-name="T1">Korond </text:span><text:span text:style-name="T2">creek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6cm" svg:y1="5.4cm" svg:x2="6.6cm" svg:y2="6.1cm">
          <text:p/>
        </draw:line>
        <draw:custom-shape draw:style-name="gr2" draw:text-style-name="P2" draw:layer="layout" svg:width="3.4cm" svg:height="1.1cm" svg:x="9.7cm" svg:y="4.6cm">
          <text:p text:style-name="P2"><text:span text:style-name="T1">Salt </text:span><text:span text:style-name="T2">cliff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cm" svg:height="1.1cm" svg:x="7.5cm" svg:y="2.4cm">
          <text:p text:style-name="P2"><text:span text:style-name="T1">Prai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9cm" svg:height="2.1cm" svg:x="0.1cm" svg:y="3.6cm">
          <text:p text:style-name="P2"><text:span text:style-name="T1">Kisküküllő</text:span></text:p>
          <text:p text:style-name="P2"><text:span text:style-name="T2">creek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1cm" svg:y1="5.1cm" svg:x2="5.4cm" svg:y2="4.9cm">
          <text:p/>
        </draw:line>
        <draw:line draw:style-name="gr3" draw:text-style-name="P1" draw:layer="layout" svg:x1="10.7cm" svg:y1="7.4cm" svg:x2="9.2cm" svg:y2="7.7cm">
          <text:p/>
        </draw:line>
        <draw:custom-shape draw:style-name="gr2" draw:text-style-name="P3" draw:layer="layout" svg:width="0.5cm" svg:height="0.8cm" svg:x="8.6cm" svg:y="4cm">
          <text:p text:style-name="P3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8cm" svg:x="5.8cm" svg:y="5.1cm">
          <text:p text:style-name="P3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8cm" svg:x="4.9cm" svg:y="3.8cm">
          <text:p text:style-name="P3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8cm" svg:x="6.8cm" svg:y="3.7cm">
          <text:p text:style-name="P3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8cm" svg:x="7.4cm" svg:y="4.8cm">
          <text:p text:style-name="P3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cm" svg:height="0.2cm" svg:x="6.46cm" svg:y="5.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0.2cm" svg:height="0.2cm" svg:x="6.98cm" svg:y="4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cm" svg:height="0.2cm" svg:x="6.7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cm" svg:height="0.2cm" svg:x="8.25cm" svg:y="4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cm" svg:height="0.25cm" svg:x="5.6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5cm" svg:height="1cm" svg:x="2.6cm" svg:y="2.5cm">
          <text:p text:style-name="P4"><text:span text:style-name="T4">Görgényalja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59cm" fo:page-height="14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7T11:37:47.441136323</meta:creation-date>
    <dc:date>2018-09-07T11:56:33.665187076</dc:date>
    <meta:editing-duration>PT17M30S</meta:editing-duration>
    <meta:editing-cycles>24</meta:editing-cycles>
    <meta:generator>LibreOffice/4.2.8.2$Linux_X86_64 LibreOffice_project/420m0$Build-2</meta:generator>
    <meta:document-statistic meta:object-count="19"/>
  </office:meta>
</office:document-meta>
</file>